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142fd"/>
    </style:style>
    <style:style style:name="P2" style:family="paragraph" style:parent-style-name="Table_20_Contents">
      <style:paragraph-properties>
        <style:tab-stops/>
      </style:paragraph-properties>
      <style:text-properties officeooo:paragraph-rsid="000142fd"/>
    </style:style>
    <style:style style:name="P3" style:family="paragraph" style:parent-style-name="Table_20_Contents">
      <style:paragraph-properties>
        <style:tab-stops/>
      </style:paragraph-properties>
      <style:text-properties style:font-name="Liberation Serif" officeooo:paragraph-rsid="000142fd"/>
    </style:style>
    <style:style style:name="P4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style:font-name="Liberation Serif" officeooo:paragraph-rsid="000142fd"/>
    </style:style>
    <style:style style:name="P5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142fd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142fd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142f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style:font-name="Liberation Serif" officeooo:paragraph-rsid="000142f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4c838" style:font-size-asian="20pt" style:font-weight-asian="bold" style:font-size-complex="20pt" style:font-weight-complex="bold"/>
    </style:style>
    <style:style style:name="T3" style:family="text">
      <style:text-properties fo:color="#ffffff" fo:font-size="20pt" fo:font-weight="bold" officeooo:rsid="0005c2da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font-name="Liberation Serif" fo:letter-spacing="normal" fo:font-style="normal" fo:font-weight="normal" officeooo:rsid="000264b1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font-name="Liberation Serif" fo:letter-spacing="normal" fo:font-style="normal" fo:font-weight="normal" officeooo:rsid="0004c838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font-name="Liberation Serif" fo:letter-spacing="normal" fo:font-style="italic" fo:font-weight="normal" style:font-style-asian="italic" style:font-weight-asian="normal" style:font-weight-complex="normal"/>
    </style:style>
    <style:style style:name="T10" style:family="text">
      <style:text-properties officeooo:rsid="000264b1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bold" style:font-weight-asian="bold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0264b1" style:font-weight-asian="normal" style:font-weight-complex="normal"/>
    </style:style>
    <style:style style:name="T1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00264b1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" fo:letter-spacing="normal" fo:font-style="italic" fo:font-weight="normal" style:font-style-asian="italic" style:font-weight-asian="normal" style:font-weight-complex="normal"/>
    </style:style>
    <style:style style:name="T22" style:family="text">
      <style:text-properties style:font-name="Liberation Serif" style:text-underline-style="none"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style:font-name="Liberation Serif" style:text-underline-style="none" fo:font-weight="normal" officeooo:rsid="0004c838" style:font-name-asian="Times New Roman" style:font-weight-asian="normal" style:font-name-complex="Times New Roman" style:font-weight-complex="normal"/>
    </style:style>
    <style:style style:name="T24" style:family="text">
      <style:text-properties style:font-name="Liberation Serif" officeooo:rsid="0004c8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Fiche descriptive </text:span><text:span text:style-name="T3">8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4">Nom </text:span>: <text:span text:style-name="T10">Créer un nouveau topic</text:span></text:p>
            <text:p text:style-name="P2"><text:span text:style-name="T13">Acteur(s) </text:span><text:span text:style-name="T11">: Utilisateur, Accéder à </text:span><text:span text:style-name="T24">un</text:span><text:span text:style-name="T11"> compte</text:span></text:p>
            <text:p text:style-name="P2"><text:span text:style-name="T13">Description </text:span><text:span text:style-name="T11">: </text:span><text:span text:style-name="Strong_20_Emphasis"><text:span text:style-name="T14">L'acteur crée un </text:span></text:span><text:span text:style-name="Strong_20_Emphasis"><text:span text:style-name="T15">topic</text:span></text:span></text:p>
            <text:p text:style-name="P3"><text:span text:style-name="T4">Auteur </text:span>: Deroussen Nicolas</text:p>
            <text:p text:style-name="P3"><text:span text:style-name="T4">Date </text:span>: 06/08/2020</text:p>
            <text:p text:style-name="P2"><text:span text:style-name="T13">Pré-conditions </text:span><text:span text:style-name="T11">: </text:span><text:span text:style-name="Strong_20_Emphasis"><text:span text:style-name="T22">Accéder à </text:span></text:span><text:span text:style-name="Strong_20_Emphasis"><text:span text:style-name="T23">un</text:span></text:span><text:span text:style-name="Strong_20_Emphasis"><text:span text:style-name="T22"> compte</text:span></text:span></text:p>
            <text:p text:style-name="P3"><text:span text:style-name="T4">Démarrage </text:span>: L’<text:span text:style-name="T5">utilisateur </text:span>a demandé la création d’un <text:span text:style-name="T10">topic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5"><text:span text:style-name="Strong_20_Emphasis"><text:span text:style-name="T12">DESCRIPTION</text:span></text:span></text:p>
            <text:p text:style-name="P5"><text:bookmark text:name="r-2111665111"/><text:span text:style-name="Strong_20_Emphasis"><text:span text:style-name="T12">Le scénario nominal :</text:span></text:span></text:p>
            <text:p text:style-name="P6"><text:bookmark text:name="r-2111666111"/><text:span text:style-name="Strong_20_Emphasis"><text:span text:style-name="T16">1. </text:span></text:span><text:span text:style-name="Emphasis"><text:span text:style-name="T16">Le </text:span></text:span><text:span text:style-name="Emphasis"><text:span text:style-name="T18">système</text:span></text:span><text:span text:style-name="Emphasis"><text:span text:style-name="T16"> affiche la page de création d’un </text:span></text:span><text:span text:style-name="Emphasis"><text:span text:style-name="T17">topic</text:span></text:span><text:span text:style-name="Emphasis"><text:span text:style-name="T16">.</text:span></text:span><text:span text:style-name="T11"><text:line-break/></text:span><text:span text:style-name="Strong_20_Emphasis"><text:span text:style-name="T16">2. </text:span></text:span><text:span text:style-name="Emphasis"><text:span text:style-name="T20">L</text:span></text:span><text:span text:style-name="Emphasis"><text:span text:style-name="T21">’utilisateur</text:span></text:span><text:span text:style-name="Emphasis"><text:span text:style-name="T6"> rédige </text:span></text:span><text:span text:style-name="Emphasis"><text:span text:style-name="T7">son message </text:span></text:span><text:span text:style-name="Emphasis"><text:span text:style-name="T8">dans un nouveau topic</text:span></text:span><text:span text:style-name="Emphasis"><text:span text:style-name="T6">.</text:span></text:span><text:span text:style-name="T11"><text:line-break/></text:span><text:span text:style-name="Strong_20_Emphasis"><text:span text:style-name="T16">3. </text:span></text:span><text:span text:style-name="Emphasis"><text:span text:style-name="T16">Le </text:span></text:span><text:span text:style-name="Emphasis"><text:span text:style-name="T18">système</text:span></text:span><text:span text:style-name="Emphasis"><text:span text:style-name="T16"> enregistre les modifications de l'</text:span></text:span><text:span text:style-name="Emphasis"><text:span text:style-name="T19">utilisateur</text:span></text:span><text:span text:style-name="Emphasis"><text:span text:style-name="T16">.</text:span></text:span></text:p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12">Les scénarios alternatifs :</text:span></text:span></text:p>
            <text:p text:style-name="P6"><text:span text:style-name="Emphasis"><text:span text:style-name="T6">2. </text:span></text:span><text:span text:style-name="Emphasis"><text:span text:style-name="T20">L</text:span></text:span><text:span text:style-name="Emphasis"><text:span text:style-name="T21">’utilisateur</text:span></text:span><text:span text:style-name="Emphasis"><text:span text:style-name="T9"> </text:span></text:span><text:span text:style-name="Emphasis"><text:span text:style-name="T6">décide de quitter la page de création d’un </text:span></text:span><text:span text:style-name="Emphasis"><text:span text:style-name="T7">topic</text:span></text:span><text:span text:style-name="Emphasis"><text:span text:style-name="T6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5"><text:span text:style-name="Strong_20_Emphasis"><text:span text:style-name="T12">Les scénarios d'exceptions :</text:span></text:span></text:p>
            <text:p text:style-name="P7"><text:span text:style-name="Emphasis"><text:span text:style-name="T16">2. L'</text:span></text:span><text:span text:style-name="Emphasis"><text:span text:style-name="T19">utilisateur</text:span></text:span><text:span text:style-name="Emphasis"><text:span text:style-name="T16"> écrit des informations incorrectes dans l’article.</text:span></text:span></text:p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"><text:span text:style-name="Strong_20_Emphasis"><text:span text:style-name="T12">Fin : </text:span></text:span><text:span text:style-name="Strong_20_Emphasis"><text:span text:style-name="T14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6"><text:span text:style-name="Strong_20_Emphasis"><text:span text:style-name="T12">Post-conditions : </text:span></text:span><text:span text:style-name="T11">Aucu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19T14:22:31.901000000</dc:date>
    <meta:editing-duration>PT2M14S</meta:editing-duration>
    <meta:editing-cycles>6</meta:editing-cycles>
    <meta:document-statistic meta:table-count="1" meta:image-count="0" meta:object-count="0" meta:page-count="1" meta:paragraph-count="17" meta:word-count="118" meta:character-count="747" meta:non-whitespace-character-count="646"/>
  </office:meta>
</office:document-meta>
</file>